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ea7" officeooo:paragraph-rsid="0008fea7"/>
    </style:style>
    <style:style style:name="P2" style:family="paragraph" style:parent-style-name="Standard">
      <style:text-properties officeooo:rsid="0008fea7" officeooo:paragraph-rsid="00093efb"/>
    </style:style>
    <style:style style:name="P3" style:family="paragraph" style:parent-style-name="Standard">
      <style:text-properties officeooo:rsid="0008fea7" officeooo:paragraph-rsid="0008fea7"/>
    </style:style>
    <style:style style:name="P4" style:family="paragraph" style:parent-style-name="Standard">
      <style:text-properties officeooo:rsid="000c3a21" officeooo:paragraph-rsid="000c3a21"/>
    </style:style>
    <style:style style:name="T1" style:family="text">
      <style:text-properties officeooo:rsid="00093e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rajoutant des échantillons BF ne pas dégrader biais du HF</text:p>
      <text:p text:style-name="P1"/>
      <text:p text:style-name="P1">Variable de contrôle : </text:p>
      <text:p text:style-name="P1">sur les variables aléatoires, on rajoute un estimateur qui vient de Z (variable auxiliaire) et on paramètre avec alpha et minimiser variance </text:p>
      <text:p text:style-name="P1">variance : rajout de la variable auxiliaire Z </text:p>
      <text:p text:style-name="P1">rho**2 : tjrs supérieur à 0 et inférieur à 1 </text:p>
      <text:p text:style-name="P1"/>
      <text:p text:style-name="P1">réduction de variance qq soit corrélation par rapport à l’estimateur HF</text:p>
      <text:p text:style-name="P2">combiner HF(plus précis) et BF (moins cher): réduire le coût de calcul</text:p>
      <text:p text:style-name="P1">comparer les estimateurs : taille d’échantillon égale <text:span text:style-name="T1">(à n égal) not good → comparer à budget de calcul égal (base de comparaison à trouver)</text:span></text:p>
      <text:p text:style-name="P1"><text:s/></text:p>
      <text:p text:style-name="P1"/>
      <text:p text:style-name="P1"/>
      <text:p text:style-name="P4">alpha chapeau * <text:s/>variable aléatoir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4:08:18.869314256</meta:creation-date>
    <dc:date>2025-03-20T14:28:38.997324268</dc:date>
    <meta:editing-duration>PT7H23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07" meta:character-count="633" meta:non-whitespace-character-count="528"/>
  </office:meta>
</office:document-meta>
</file>